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fo:font-family="'Book Antiqua'" style:font-family-asian="'Book Antiqua'" style:font-family-complex="'Book Antiqua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'Book Antiqua'" style:font-family-asian="'Book Antiqua'" style:font-family-complex="'Book Antiqua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1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1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2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31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'Book Antiqua'" style:font-family-asian="'Book Antiqua'" style:font-family-complex="'Book Antiqua'" fo:background-color="transparent" style:use-window-font-color="true"/>
    </style:style>
    <style:style style:name="T3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'Book Antiqua'" style:font-family-asian="'Book Antiqua'" style:font-family-complex="'Book Antiqua'" fo:background-color="transparent" style:use-window-font-color="true"/>
    </style:style>
    <style:style style:name="T42" style:family="text">
      <style:text-properties fo:font-size="14.00pt" fo:font-weight="bold" fo:font-family="'Book Antiqua'" style:font-family-asian="'Book Antiqua'" style:font-family-complex="'Book Antiqua'" fo:background-color="transparent" style:use-window-font-color="true" fo:font-style="italic"/>
    </style:style>
    <style:style style:name="T4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4" style:family="text">
      <style:text-properties fo:font-size="14.00pt" fo:font-weight="bold" fo:font-family="'Book Antiqua'" style:font-family-asian="'Book Antiqua'" style:font-family-complex="'Book Antiqua'" fo:background-color="transparent" style:use-window-font-color="true" fo:font-style="italic"/>
    </style:style>
    <style:style style:name="T4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6" style:family="text">
      <style:text-properties fo:font-size="14.00pt" fo:font-weight="bold" fo:font-family="'Book Antiqua'" style:font-family-asian="'Book Antiqua'" style:font-family-complex="'Book Antiqua'" fo:background-color="transparent" style:use-window-font-color="true" fo:font-style="italic"/>
    </style:style>
    <style:style style:name="T4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bold" fo:font-family="'Book Antiqua'" style:font-family-asian="'Book Antiqua'" style:font-family-complex="'Book Antiqua'" fo:background-color="transparent" style:use-window-font-color="true" fo:font-variant="small-caps"/>
    </style:style>
    <style:style style:name="T5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51" style:family="text">
      <style:text-properties fo:font-size="16.00pt" fo:font-weight="bold" fo:font-family="'Book Antiqua'" style:font-family-asian="'Book Antiqua'" style:font-family-complex="'Book Antiqua'" fo:background-color="transparent" style:use-window-font-color="true" fo:font-variant="small-caps"/>
    </style:style>
    <style:style style:name="T5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59" style:family="text">
      <style:text-properties fo:font-size="10.00pt" style:text-position="sub" fo:font-weight="normal" fo:font-family="'Book Antiqua'" style:font-family-asian="'Book Antiqua'" style:font-family-complex="'Book Antiqua'" fo:background-color="transparent" style:use-window-font-color="true"/>
    </style:style>
    <style:style style:name="T6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61" style:family="text">
      <style:text-properties fo:font-size="10.00pt" style:text-position="sub" fo:font-weight="normal" fo:font-family="'Book Antiqua'" style:font-family-asian="'Book Antiqua'" style:font-family-complex="'Book Antiqua'" fo:background-color="transparent" style:use-window-font-color="true"/>
    </style:style>
    <style:style style:name="T6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'Book Antiqua'" style:font-family-asian="'Book Antiqua'" style:font-family-complex="'Book Antiqua'" fo:background-color="transparent" style:use-window-font-color="true"/>
    </style:style>
    <style:style style:name="T6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6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66" style:family="text">
      <style:text-properties fo:font-size="10.00pt" style:text-position="sub" fo:font-weight="normal" fo:font-family="'Book Antiqua'" style:font-family-asian="'Book Antiqua'" style:font-family-complex="'Book Antiqua'" fo:background-color="transparent" style:use-window-font-color="true"/>
    </style:style>
    <style:style style:name="T67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68" style:family="text">
      <style:text-properties fo:font-size="10.00pt" style:text-position="sub" fo:font-weight="normal" fo:font-family="'Book Antiqua'" style:font-family-asian="'Book Antiqua'" style:font-family-complex="'Book Antiqua'" fo:background-color="transparent" style:use-window-font-color="true"/>
    </style:style>
    <style:style style:name="T6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7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71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bold" fo:font-family="'Book Antiqua'" style:font-family-asian="'Book Antiqua'" style:font-family-complex="'Book Antiqua'" fo:background-color="transparent" style:use-window-font-color="true" fo:font-variant="small-caps"/>
    </style:style>
    <style:style style:name="T74" style:family="text">
      <style:text-properties fo:font-size="14.00pt" fo:font-weight="bold" fo:font-family="'Book Antiqua'" style:font-family-asian="'Book Antiqua'" style:font-family-complex="'Book Antiqua'" fo:background-color="transparent" style:use-window-font-color="true" fo:font-variant="small-caps" fo:font-style="italic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bold" fo:font-family="'Book Antiqua'" style:font-family-asian="'Book Antiqua'" style:font-family-complex="'Book Antiqua'" fo:background-color="transparent" style:use-window-font-color="true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4.00pt" fo:font-weight="bold" fo:font-family="'Book Antiqua'" style:font-family-asian="'Book Antiqua'" style:font-family-complex="'Book Antiqua'" fo:background-color="transparent" style:use-window-font-color="true" fo:font-variant="small-caps" fo:font-style="italic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 fo:font-variant="small-caps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>
        <style:tab-stops>
          <style:tab-stop style:position="212.60pt" style:type="center"/>
          <style:tab-stop style:position="220.95pt" style:type="center"/>
          <style:tab-stop style:position="425.20pt" style:type="right"/>
          <style:tab-stop style:position="441.90pt" style:type="right"/>
        </style:tab-stops>
      </style:paragraph-properties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0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3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right"/>
    </style:style>
    <style:style style:name="P19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right"/>
    </style:style>
    <style:style style:name="P22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right"/>
    </style:style>
    <style:style style:name="P25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right"/>
    </style:style>
    <style:style style:name="P28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left" fo:margin-left="-1.90pt" fo:text-indent="-3.50pt">
        <style:tab-stops>
          <style:tab-stop style:position="79.45pt"/>
          <style:tab-stop style:position="3291.55pt" style:type="center"/>
        </style:tab-stops>
      </style:paragraph-properties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-1.90pt" fo:text-indent="-3.50pt">
        <style:tab-stops>
          <style:tab-stop style:position="79.45pt"/>
          <style:tab-stop style:position="3291.55pt" style:type="center"/>
        </style:tab-stops>
      </style:paragraph-properties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justify" fo:margin-top="12.00pt" fo:margin-bottom="3.00pt">
        <style:tab-stops>
          <style:tab-stop style:position="21.60pt"/>
        </style:tab-stops>
      </style:paragraph-properties>
    </style:style>
    <style:style style:name="P36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37" style:family="paragraph">
      <style:paragraph-properties fo:line-height="100.00%" fo:text-align="justify" fo:margin-left="14.15pt" fo:text-indent="0.00pt">
        <style:tab-stops>
          <style:tab-stop style:position="427.75pt" style:type="right" style:leader-style="dotted"/>
        </style:tab-stops>
      </style:paragraph-properties>
    </style:style>
    <style:style style:name="P38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39" style:family="paragraph">
      <style:paragraph-properties fo:line-height="100.00%" fo:text-align="justify" fo:margin-left="14.15pt" fo:text-indent="0.00pt">
        <style:tab-stops>
          <style:tab-stop style:position="427.75pt" style:type="right" style:leader-style="dotted"/>
        </style:tab-stops>
      </style:paragraph-properties>
    </style:style>
    <style:style style:name="P40" style:family="paragraph">
      <style:paragraph-properties fo:line-height="100.00%" fo:text-align="justify">
        <style:tab-stops>
          <style:tab-stop style:position="441.40pt" style:type="right" style:leader-style="dotted"/>
        </style:tab-stops>
      </style:paragraph-properties>
    </style:style>
    <style:style style:name="P41" style:family="paragraph">
      <style:paragraph-properties fo:line-height="100.00%" fo:text-align="justify"/>
    </style:style>
    <text:list-style style:name="L42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42" style:family="paragraph">
      <style:paragraph-properties fo:line-height="100.00%" fo:text-align="justify" fo:margin-left="21.60pt" fo:text-indent="-21.60pt" fo:margin-top="12.00pt" fo:margin-bottom="3.00pt">
        <style:tab-stops>
          <style:tab-stop style:position="-21.60pt"/>
        </style:tab-stops>
      </style:paragraph-properties>
    </style:style>
    <style:style style:name="P43" style:family="paragraph">
      <style:paragraph-properties fo:line-height="100.00%" fo:text-align="justify" fo:margin-left="36.00pt" fo:text-indent="-36.00pt" fo:margin-top="12.00pt" fo:margin-bottom="3.00pt">
        <style:tab-stops>
          <style:tab-stop style:position="-28.80pt"/>
        </style:tab-stops>
      </style:paragraph-properties>
    </style:style>
    <style:style style:name="P44" style:family="paragraph">
      <style:paragraph-properties fo:line-height="100.00%" fo:text-align="justify"/>
    </style:style>
    <text:list-style style:name="L4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45" style:family="paragraph">
      <style:paragraph-properties fo:line-height="100.00%" fo:text-align="justify" fo:margin-left="28.80pt" fo:text-indent="-28.80pt" fo:margin-top="12.00pt" fo:margin-bottom="3.00pt">
        <style:tab-stops>
          <style:tab-stop style:position="-28.80pt"/>
        </style:tab-stops>
      </style:paragraph-properties>
    </style:style>
    <style:style style:name="P46" style:family="paragraph">
      <style:paragraph-properties fo:line-height="100.00%" fo:text-align="justify"/>
    </style:style>
    <text:list-style style:name="L47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47" style:family="paragraph">
      <style:paragraph-properties fo:line-height="100.00%" fo:text-align="justify" fo:margin-left="28.80pt" fo:text-indent="-28.80pt" fo:margin-top="12.00pt" fo:margin-bottom="3.00pt">
        <style:tab-stops>
          <style:tab-stop style:position="-28.80pt"/>
        </style:tab-stops>
      </style:paragraph-properties>
    </style:style>
    <style:style style:name="P48" style:family="paragraph">
      <style:paragraph-properties fo:line-height="100.00%" fo:text-align="justify"/>
    </style:style>
    <text:list-style style:name="L49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49" style:family="paragraph">
      <style:paragraph-properties fo:line-height="100.00%" fo:text-align="justify" fo:margin-left="21.60pt" fo:text-indent="-21.60pt" fo:margin-top="12.00pt" fo:margin-bottom="3.00pt">
        <style:tab-stops>
          <style:tab-stop style:position="-21.60pt"/>
        </style:tab-stops>
      </style:paragraph-properties>
    </style:style>
    <style:style style:name="P50" style:family="paragraph">
      <style:paragraph-properties fo:line-height="100.00%" fo:text-align="justify"/>
    </style:style>
    <text:list-style style:name="L51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51" style:family="paragraph">
      <style:paragraph-properties fo:line-height="100.00%" fo:text-align="justify" fo:margin-left="21.60pt" fo:text-indent="-21.60pt" fo:margin-top="12.00pt" fo:margin-bottom="3.00pt">
        <style:tab-stops>
          <style:tab-stop style:position="-21.60pt"/>
        </style:tab-stops>
      </style:paragraph-properties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left"/>
    </style:style>
    <text:list-style style:name="L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00.00%" fo:text-align="left"/>
    </style:style>
    <text:list-style style:name="L5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6" style:family="paragraph">
      <style:paragraph-properties fo:line-height="115.00%" fo:text-align="left" fo:margin-bottom="10.00pt"/>
    </style:style>
    <style:style style:name="P57" style:family="paragraph">
      <style:paragraph-properties fo:line-height="100.00%" fo:text-align="left"/>
    </style:style>
    <text:list-style style:name="L5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8" style:family="paragraph">
      <style:paragraph-properties fo:line-height="115.00%" fo:text-align="left" fo:margin-bottom="10.00pt"/>
    </style:style>
    <style:style style:name="P59" style:family="paragraph">
      <style:paragraph-properties fo:line-height="100.00%" fo:text-align="left"/>
    </style:style>
    <text:list-style style:name="L6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0" style:family="paragraph">
      <style:paragraph-properties fo:line-height="115.00%" fo:text-align="left" fo:margin-bottom="10.00pt"/>
    </style:style>
    <style:style style:name="P61" style:family="paragraph">
      <style:paragraph-properties fo:line-height="100.00%" fo:text-align="left"/>
    </style:style>
    <text:list-style style:name="L6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2" style:family="paragraph">
      <style:paragraph-properties fo:line-height="115.00%" fo:text-align="left" fo:margin-bottom="10.00pt"/>
    </style:style>
    <style:style style:name="P63" style:family="paragraph">
      <style:paragraph-properties fo:line-height="100.00%" fo:text-align="justify"/>
    </style:style>
    <text:list-style style:name="L64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64" style:family="paragraph">
      <style:paragraph-properties fo:line-height="100.00%" fo:text-align="justify" fo:margin-left="21.60pt" fo:text-indent="-21.60pt" fo:margin-top="12.00pt" fo:margin-bottom="3.00pt">
        <style:tab-stops>
          <style:tab-stop style:position="-21.60pt"/>
        </style:tab-stops>
      </style:paragraph-properties>
    </style:style>
    <style:style style:name="P65" style:family="paragraph">
      <style:paragraph-properties fo:line-height="100.00%" fo:text-align="justify" fo:margin-left="36.00pt" fo:text-indent="-36.00pt" fo:margin-top="12.00pt" fo:margin-bottom="3.00pt">
        <style:tab-stops>
          <style:tab-stop style:position="-28.8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70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77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84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91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94" style:family="paragraph">
      <style:paragraph-properties fo:line-height="100.00%" fo:text-align="left"/>
    </style:style>
    <text:list-style style:name="L9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5" style:family="paragraph">
      <style:paragraph-properties fo:line-height="100.00%" fo:text-align="justify" fo:margin-left="28.80pt" fo:text-indent="-28.80pt" fo:margin-top="12.00pt" fo:margin-bottom="3.00pt">
        <style:tab-stops>
          <style:tab-stop style:position="-28.80pt"/>
        </style:tab-stops>
      </style:paragraph-properties>
    </style:style>
    <style:style style:name="P96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99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04" style:family="paragraph">
      <style:paragraph-properties fo:line-height="100.00%" fo:text-align="justify"/>
    </style:style>
    <style:style style:name="P105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08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13" style:family="paragraph">
      <style:paragraph-properties fo:line-height="100.00%" fo:text-align="justify"/>
    </style:style>
    <style:style style:name="P114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17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22" style:family="paragraph">
      <style:paragraph-properties fo:line-height="100.00%" fo:text-align="justify"/>
    </style:style>
    <style:style style:name="P123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26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31" style:family="paragraph">
      <style:paragraph-properties fo:line-height="100.00%" fo:text-align="justify"/>
    </style:style>
    <style:style style:name="P132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35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40" style:family="paragraph">
      <style:paragraph-properties fo:line-height="100.00%" fo:text-align="justify"/>
    </style:style>
    <style:style style:name="P141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44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49" style:family="paragraph">
      <style:paragraph-properties fo:line-height="100.00%" fo:text-align="justify"/>
    </style:style>
    <style:style style:name="P150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53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10.60pt" fo:text-indent="-3.50pt">
        <style:tab-stops>
          <style:tab-stop style:position="65.50pt"/>
          <style:tab-stop style:position="16437.65pt"/>
        </style:tab-stops>
      </style:paragraph-properties>
    </style:style>
    <style:style style:name="P158" style:family="paragraph">
      <style:paragraph-properties fo:line-height="100.00%" fo:text-align="justify"/>
    </style:style>
    <text:list-style style:name="L159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159" style:family="paragraph">
      <style:paragraph-properties fo:line-height="100.00%" fo:text-align="justify" fo:margin-left="28.80pt" fo:text-indent="-28.80pt" fo:margin-top="12.00pt" fo:margin-bottom="3.00pt">
        <style:tab-stops>
          <style:tab-stop style:position="-28.80pt"/>
        </style:tab-stops>
      </style:paragraph-properties>
    </style:style>
    <style:style style:name="P160" style:family="paragraph">
      <style:paragraph-properties fo:line-height="100.00%" fo:text-align="justify"/>
    </style:style>
    <style:style style:name="P161" style:family="paragraph">
      <style:paragraph-properties fo:line-height="100.00%" fo:text-align="left" fo:margin-left="10.60pt" fo:text-indent="-3.50pt">
        <style:tab-stops>
          <style:tab-stop style:position="62.60pt"/>
          <style:tab-stop style:position="16437.65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left" fo:margin-left="10.60pt" fo:text-indent="-3.50pt">
        <style:tab-stops>
          <style:tab-stop style:position="62.60pt"/>
          <style:tab-stop style:position="16437.65pt"/>
        </style:tab-stops>
      </style:paragraph-properties>
    </style:style>
    <style:style style:name="P164" style:family="paragraph">
      <style:paragraph-properties fo:line-height="100.00%" fo:text-align="left" fo:margin-left="10.60pt" fo:text-indent="-3.50pt">
        <style:tab-stops>
          <style:tab-stop style:position="62.60pt"/>
          <style:tab-stop style:position="16437.65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10.60pt" fo:text-indent="-3.50pt">
        <style:tab-stops>
          <style:tab-stop style:position="62.60pt"/>
          <style:tab-stop style:position="16437.65pt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left="10.60pt" fo:text-indent="-3.50pt">
        <style:tab-stops>
          <style:tab-stop style:position="62.60pt"/>
          <style:tab-stop style:position="16437.65pt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10.60pt" fo:text-indent="-3.50pt">
        <style:tab-stops>
          <style:tab-stop style:position="62.60pt"/>
          <style:tab-stop style:position="16437.65pt"/>
        </style:tab-stops>
      </style:paragraph-properties>
    </style:style>
    <style:style style:name="P171" style:family="paragraph">
      <style:paragraph-properties fo:line-height="100.00%" fo:text-align="justify"/>
    </style:style>
    <style:style style:name="TableColumn0100" style:family="table-column">
      <style:table-column-properties style:column-width="4.834722in"/>
    </style:style>
    <style:style style:name="TableColumn0101" style:family="table-column">
      <style:table-column-properties style:column-width="1.377778in"/>
    </style:style>
    <style:style style:name="Table01" style:family="table">
      <style:table-properties style:width="6.212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200" style:family="table-column">
      <style:table-column-properties style:column-width="1.077083in"/>
    </style:style>
    <style:style style:name="TableColumn0201" style:family="table-column">
      <style:table-column-properties style:column-width="5.135417in"/>
    </style:style>
    <style:style style:name="Table02" style:family="table">
      <style:table-properties style:width="6.2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300" style:family="table-column">
      <style:table-column-properties style:column-width="1.056944in"/>
    </style:style>
    <style:style style:name="TableColumn0301" style:family="table-column">
      <style:table-column-properties style:column-width="4.981944in"/>
    </style:style>
    <style:style style:name="Table03" style:family="table">
      <style:table-properties style:width="6.03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3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0400" style:family="table-column">
      <style:table-column-properties style:column-width="1.056944in"/>
    </style:style>
    <style:style style:name="TableColumn0401" style:family="table-column">
      <style:table-column-properties style:column-width="4.981944in"/>
    </style:style>
    <style:style style:name="Table04" style:family="table">
      <style:table-properties style:width="6.0388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4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401" style:family="table-row">
      <style:table-row-properties style:min-row-height="0.216667in"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1.056944in"/>
    </style:style>
    <style:style style:name="TableColumn0501" style:family="table-column">
      <style:table-column-properties style:column-width="4.981944in"/>
    </style:style>
    <style:style style:name="Table05" style:family="table">
      <style:table-properties style:width="6.0388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0600" style:family="table-column">
      <style:table-column-properties style:column-width="1.056944in"/>
    </style:style>
    <style:style style:name="TableColumn0601" style:family="table-column">
      <style:table-column-properties style:column-width="4.981944in"/>
    </style:style>
    <style:style style:name="Table06" style:family="table">
      <style:table-properties style:width="6.0388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0700" style:family="table-column">
      <style:table-column-properties style:column-width="1.056944in"/>
    </style:style>
    <style:style style:name="TableColumn0701" style:family="table-column">
      <style:table-column-properties style:column-width="4.981944in"/>
    </style:style>
    <style:style style:name="Table07" style:family="table">
      <style:table-properties style:width="6.038889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7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7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702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0800" style:family="table-column">
      <style:table-column-properties style:column-width="1.056944in"/>
    </style:style>
    <style:style style:name="TableColumn0801" style:family="table-column">
      <style:table-column-properties style:column-width="4.981944in"/>
    </style:style>
    <style:style style:name="Table08" style:family="table">
      <style:table-properties style:width="6.0388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8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8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802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0900" style:family="table-column">
      <style:table-column-properties style:column-width="1.056944in"/>
    </style:style>
    <style:style style:name="TableColumn0901" style:family="table-column">
      <style:table-column-properties style:column-width="4.981944in"/>
    </style:style>
    <style:style style:name="Table09" style:family="table">
      <style:table-properties style:width="6.038889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9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9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0902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1000" style:family="table-column">
      <style:table-column-properties style:column-width="1.056944in"/>
    </style:style>
    <style:style style:name="TableColumn1001" style:family="table-column">
      <style:table-column-properties style:column-width="4.981944in"/>
    </style:style>
    <style:style style:name="Table10" style:family="table">
      <style:table-properties style:width="6.038889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0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0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002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1100" style:family="table-column">
      <style:table-column-properties style:column-width="1.056944in"/>
    </style:style>
    <style:style style:name="TableColumn1101" style:family="table-column">
      <style:table-column-properties style:column-width="4.981944in"/>
    </style:style>
    <style:style style:name="Table11" style:family="table">
      <style:table-properties style:width="6.038889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1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1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102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1200" style:family="table-column">
      <style:table-column-properties style:column-width="1.056944in"/>
    </style:style>
    <style:style style:name="TableColumn1201" style:family="table-column">
      <style:table-column-properties style:column-width="4.981944in"/>
    </style:style>
    <style:style style:name="Table12" style:family="table">
      <style:table-properties style:width="6.0388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2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2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202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1300" style:family="table-column">
      <style:table-column-properties style:column-width="1.056944in"/>
    </style:style>
    <style:style style:name="TableColumn1301" style:family="table-column">
      <style:table-column-properties style:column-width="4.981944in"/>
    </style:style>
    <style:style style:name="Table13" style:family="table">
      <style:table-properties style:width="6.038889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3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3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302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olumn1400" style:family="table-column">
      <style:table-column-properties style:column-width="1.016667in"/>
    </style:style>
    <style:style style:name="TableColumn1401" style:family="table-column">
      <style:table-column-properties style:column-width="4.835417in"/>
    </style:style>
    <style:style style:name="Table14" style:family="table">
      <style:table-properties style:width="5.852083in" fo:margin-left="0.000000in" style:writing-mode="lr" table:align="left" style:may-break-between-rows="true"/>
    </style:style>
    <style:style style:name="TableRow1400" style:family="table-row">
      <style:table-row-properties style:min-row-height="0.166667in"/>
    </style:style>
    <style:style style:name="TableCell1400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400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401" style:family="table-row">
      <style:table-row-properties style:min-row-height="0.345139in"/>
    </style:style>
    <style:style style:name="TableCell1401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401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402" style:family="table-row">
      <style:table-row-properties style:min-row-height="0.345139in"/>
    </style:style>
    <style:style style:name="TableCell1402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402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Row1403" style:family="table-row">
      <style:table-row-properties style:min-row-height="0.345139in"/>
    </style:style>
    <style:style style:name="TableCell140300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  <style:style style:name="TableCell140301" style:family="table-cell">
      <style:table-cell-properties fo:border-top="0.003472in solid #000000" fo:border-left="0.003472in solid #000000" fo:border-right="0.003472in solid #000000" fo:border-bottom="0.003472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2">Programación 4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Informe del</text:span></text:p>
      <text:p text:style-name="P5"><text:span text:style-name="T4">Modelo de Dominio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8"><text:span text:style-name="T6">Grupo 21</text:span><text:span text:style-name="T7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11"><text:span text:style-name="T8">Integrantes</text:span><text:span text:style-name="T9"/></text:p>
          </table:table-cell>
          <table:covered-table-cell/>
        </table:table-row>
        <table:table-row table:style-name="TableRow0102">
          <table:table-cell table:style-name="TableCell010200">
            <text:p text:style-name="P14"><text:span text:style-name="T9"/></text:p>
          </table:table-cell>
          <table:table-cell table:style-name="TableCell010201">
            <text:p text:style-name="P15"><text:span text:style-name="T9"/></text:p>
          </table:table-cell>
        </table:table-row>
        <table:table-row table:style-name="TableRow0103">
          <table:table-cell table:style-name="TableCell010300">
            <text:p text:style-name="P17"><text:span text:style-name="T10">Giuliano Kuns</text:span><text:span text:style-name="T11"/></text:p>
          </table:table-cell>
          <table:table-cell table:style-name="TableCell010301">
            <text:p text:style-name="P18"><text:span text:style-name="T12">CI:</text:span><text:span text:style-name="T13"><text:s/></text:span><text:span text:style-name="T14">4615666-7</text:span><text:span text:style-name="T15"/></text:p>
          </table:table-cell>
        </table:table-row>
        <table:table-row table:style-name="TableRow0104">
          <table:table-cell table:style-name="TableCell010400">
            <text:p text:style-name="P20"><text:span text:style-name="T16">Rodrigo Negreyra</text:span><text:span text:style-name="T17"/></text:p>
          </table:table-cell>
          <table:table-cell table:style-name="TableCell010401">
            <text:p text:style-name="P21"><text:span text:style-name="T18">CI:</text:span><text:span text:style-name="T19"><text:s/></text:span><text:span text:style-name="T20">5098239-5</text:span><text:span text:style-name="T21"/></text:p>
          </table:table-cell>
        </table:table-row>
        <table:table-row table:style-name="TableRow0105">
          <table:table-cell table:style-name="TableCell010500">
            <text:p text:style-name="P23"><text:span text:style-name="T22">Ruben Silveira</text:span><text:span text:style-name="T23"/></text:p>
          </table:table-cell>
          <table:table-cell table:style-name="TableCell010501">
            <text:p text:style-name="P24"><text:span text:style-name="T24">CI:</text:span><text:span text:style-name="T25"><text:s/></text:span><text:span text:style-name="T26">5158681-1</text:span><text:span text:style-name="T27"/></text:p>
          </table:table-cell>
        </table:table-row>
        <table:table-row table:style-name="TableRow0106">
          <table:table-cell table:style-name="TableCell010600">
            <text:p text:style-name="P26"><text:span text:style-name="T28">José Antonio Esteche Ferreira</text:span><text:span text:style-name="T29"/></text:p>
          </table:table-cell>
          <table:table-cell table:style-name="TableCell010601">
            <text:p text:style-name="P27"><text:span text:style-name="T30">CI:</text:span><text:span text:style-name="T31"><text:s/></text:span><text:span text:style-name="T32">4929962-2</text:span><text:span text:style-name="T33"/></text:p>
          </table:table-cell>
        </table:table-row>
      </table:table>
      <text:p text:style-name="P29"><text:span text:style-name="T33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1"><text:span text:style-name="T34">Docente:</text:span><text:span text:style-name="T35"/></text:p>
          </table:table-cell>
          <table:table-cell table:style-name="TableCell020001">
            <text:p text:style-name="P32"><text:span text:style-name="T36">Carmela Beiro</text:span><text:span text:style-name="T37"/></text:p>
          </table:table-cell>
        </table:table-row>
      </table:table>
      <text:p text:style-name="P34"><text:span text:style-name="T37"/></text:p>
      <text:p text:style-name="P35"><text:span text:style-name="T38">Indice</text:span></text:p>
      <text:p text:style-name="P36"><text:span text:style-name="T39">Indice<text:tab/>3</text:span></text:p>
      <text:p text:style-name="P36"><text:span text:style-name="T39">1Introducción<text:tab/>4</text:span></text:p>
      <text:p text:style-name="P37"><text:span text:style-name="T39">1.1Propósito<text:tab/>4</text:span></text:p>
      <text:p text:style-name="P37"><text:span text:style-name="T39">1.2Alcance<text:tab/>4</text:span></text:p>
      <text:p text:style-name="P37"><text:span text:style-name="T39">1.3Estructura del Documento<text:tab/>4</text:span></text:p>
      <text:p text:style-name="P38"><text:span text:style-name="T39">2Dominio del Problema<text:tab/>4</text:span></text:p>
      <text:p text:style-name="P38"><text:span text:style-name="T39">3Restricciones<text:tab/>5</text:span></text:p>
      <text:p text:style-name="P38"><text:span text:style-name="T39">4Información Adicional<text:tab/>5</text:span></text:p>
      <text:p text:style-name="P39"><text:span text:style-name="T39">4.1Conceptos<text:tab/>5</text:span></text:p>
      <text:p text:style-name="P39"><text:span text:style-name="T39">4.2Relaciones<text:tab/>5</text:span></text:p>
      <text:p text:style-name="P39"><text:span text:style-name="T39">4.3Tipos de Datos<text:tab/>5</text:span></text:p>
      <text:p text:style-name="P40"><text:span text:style-name="T40"/></text:p>
      <text:p text:style-name="P41"><text:span text:style-name="T40"/></text:p>
      <text:p text:style-name="P41"><text:span text:style-name="T40"/></text:p>
      <text:p text:style-name="P41"><text:span text:style-name="T40"/></text:p>
      <text:list text:style-name="L42">
        <text:list-item>
          <text:p text:style-name="P42"><text:span text:style-name="T41">Introducción</text:span></text:p>
        </text:list-item>
        <text:list-item>
          <text:p text:style-name="P43"><text:span text:style-name="T42">Propósito</text:span></text:p>
        </text:list-item>
      </text:list>
      <text:p text:style-name="P44"><text:span text:style-name="T43">El propósito de este documento es brindar una descripción general del Modelo de Dominio.</text:span></text:p>
      <text:list text:style-name="L45">
        <text:list-item>
          <text:p text:style-name="P45"><text:span text:style-name="T44">Alcance</text:span></text:p>
        </text:list-item>
      </text:list>
      <text:p text:style-name="P46"><text:span text:style-name="T45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</text:span></text:p>
      <text:list text:style-name="L47">
        <text:list-item>
          <text:p text:style-name="P47"><text:span text:style-name="T46">Estructura del Documento</text:span></text:p>
        </text:list-item>
      </text:list>
      <text:p text:style-name="P48"><text:span text:style-name="T47">El documento está dividido en cuatro secciones. La segunda sección presenta el modelo conceptual con los conceptos del dominio y relaciones identificados. La tercera sección presenta las restricciones de integridad que aplican sobre los conceptos y relaciones identificados. Por último, la cuarta sección presenta una descripción más detallada de los conceptos, relaciones y tipos de datos involucrados en el dominio del problema.</text:span></text:p>
      <text:p text:style-name="P48"><text:span text:style-name="T48"/></text:p>
      <text:list text:style-name="L49">
        <text:list-item>
          <text:p text:style-name="P49"><text:span text:style-name="T49">Dominio del Problema</text:span></text:p>
        </text:list-item>
      </text:list>
      <text:p text:style-name="P50"><text:span text:style-name="T50">Se presentan los principales conceptos del dominio del problema que se está modelando así como la relación que existe entre ellos. Se incluye un diagrama de clases expresando gráficamente estos conceptos y relaciones.</text:span><draw:frame text:anchor-type="as-char" svg:width="175.68mm" svg:height="107.69mm" style:rel-width="scale" style:rel-height="scale"><draw:object-ole xlink:href="OleObj1"/><draw:image xlink:href="ObjectReplacements/OleObj1"/></draw:frame><text:span text:style-name="T50"/></text:p>
      <text:list text:style-name="L51">
        <text:list-item>
          <text:p text:style-name="P51"><text:span text:style-name="T51">Restricciones</text:span></text:p>
        </text:list-item>
      </text:list>
      <text:p text:style-name="P52"><text:span text:style-name="T52">En esta sección se presentan las restricciones que aplican al modelo. Estas restricciones refieren a los elementos ilustrados en el diagrama de la sección anterior y están expresados en lenguaje natural.</text:span></text:p>
      <text:p text:style-name="P53"><text:span text:style-name="T53"/></text:p>
      <text:p text:style-name="P53"><text:span text:style-name="T54">Identificación de instancias:<text:s text:c="2"/></text:span></text:p>
      <text:list text:style-name="L54">
        <text:list-item>
          <text:p text:style-name="P54"><text:span text:style-name="T54">telcel identifica a Usuario</text:span></text:p>
        </text:list-item>
        <text:list-item>
          <text:p text:style-name="P54"><text:span text:style-name="T54">nomGrupo identifica a Grupo</text:span></text:p>
        </text:list-item>
        <text:list-item>
          <text:p text:style-name="P54"><text:span text:style-name="T54">codigo identifica a Mensaje</text:span></text:p>
        </text:list-item>
      </text:list>
      <text:p text:style-name="P55"><text:span text:style-name="T55"/></text:p>
      <text:p text:style-name="P55"><text:span text:style-name="T56"><text:s/>Dominio de atributos:</text:span></text:p>
      <text:list text:style-name="L56">
        <text:list-item>
          <text:p text:style-name="P56"><text:span text:style-name="T56"><text:s/>0 &lt; día<text:s text:c="2"/>&lt;= 31</text:span></text:p>
        </text:list-item>
        <text:list-item>
          <text:p text:style-name="P56"><text:span text:style-name="T56"><text:s/>0 &lt; mes &lt;=12</text:span></text:p>
        </text:list-item>
        <text:list-item>
          <text:p text:style-name="P56"><text:span text:style-name="T56"><text:s/>2017 &lt;= anio (todavía no se ha creado la aplicación)<text:s text:c="3"/></text:span></text:p>
        </text:list-item>
        <text:list-item>
          <text:p text:style-name="P56"><text:span text:style-name="T56"><text:s/>0 &lt;= horas &lt;= 24</text:span></text:p>
        </text:list-item>
        <text:list-item>
          <text:p text:style-name="P56"><text:span text:style-name="T56">0 &lt;= minutos &lt; 60<text:s text:c="10"/></text:span></text:p>
        </text:list-item>
      </text:list>
      <text:p text:style-name="P57"><text:span text:style-name="T57"/></text:p>
      <text:p text:style-name="P57"><text:span text:style-name="T58">Integridad Circular:</text:span></text:p>
      <text:list text:style-name="L58">
        <text:list-item>
          <text:p text:style-name="P58"><text:span text:style-name="T58">Si un Usuario u envía un Mensaje<text:s text:c="2"/>m a un Grupo g, entonces m recibido únicamente por Usuarios u</text:span><text:span text:style-name="T59">i</text:span><text:span text:style-name="T60">' pertenecientes a g.</text:span></text:p>
        </text:list-item>
        <text:list-item>
          <text:p text:style-name="P58"><text:span text:style-name="T60">Un Usuario u no puede ser contacto del Usuario u.</text:span></text:p>
        </text:list-item>
        <text:list-item>
          <text:p text:style-name="P58"><text:span text:style-name="T60">Si un Usuario u tiene una Conversación c que no es una "conversación grupal", entonces c no se asocia a ningún Grupo g</text:span><text:span text:style-name="T61">i</text:span><text:span text:style-name="T62"><text:s/>para todo i.</text:span></text:p>
        </text:list-item>
        <text:list-item>
          <text:p text:style-name="P58"><text:span text:style-name="T62">Un mensaje m de un grupo g tiene que ser enviado por un usuario u de g</text:span><text:span text:style-name="T63">.</text:span></text:p>
        </text:list-item>
      </text:list>
      <text:p text:style-name="P59"><text:span text:style-name="T64"/></text:p>
      <text:p text:style-name="P59"><text:span text:style-name="T65">Reglas de negocio:</text:span></text:p>
      <text:list text:style-name="L60">
        <text:list-item>
          <text:p text:style-name="P60"><text:span text:style-name="T65"><text:s text:c="2"/>Si una Conversación c es<text:s text:c="2"/>borrada<text:s text:c="2"/>por el Usuario u, entonces los mensajes asociados a c, dejan de ser visibles para u. Pero, si c fue archivada por el Usuario receptor u' por ejemplo, u' puede ver los mensajes.</text:span></text:p>
        </text:list-item>
        <text:list-item>
          <text:p text:style-name="P60"><text:span text:style-name="T65">Un Estado e, luego de 24 horas de su fecha de creación (fechaEstado), debe ser eliminado.</text:span></text:p>
        </text:list-item>
        <text:list-item>
          <text:p text:style-name="P60"><text:span text:style-name="T65">Un Usuario u perteneciente al Grupo g que no tiene una asociación de tipo administrador con g, pueden enviar/recibir mensajes m</text:span><text:span text:style-name="T66">i</text:span><text:span text:style-name="T67"><text:s/>en g y editar nombre (nomGrupo) e imagen(ImagenGrupo) de g.</text:span></text:p>
        </text:list-item>
        <text:list-item>
          <text:p text:style-name="P60"><text:span text:style-name="T67">Un Usuario u perteneciente al Grupo g que tiene una asociación de tipo administrador con g, además de poseer las cualidades de un miembro, puede agregar o quitar usuarios u</text:span><text:span text:style-name="T68">i</text:span><text:span text:style-name="T69"><text:s/>pertenecientes a g.</text:span></text:p>
        </text:list-item>
      </text:list>
      <text:p text:style-name="P61"><text:span text:style-name="T70"/></text:p>
      <text:p text:style-name="P61"><text:span text:style-name="T70"/></text:p>
      <text:p text:style-name="P61"><text:span text:style-name="T71">Atributos Calculados:</text:span></text:p>
      <text:list text:style-name="L62">
        <text:list-item>
          <text:p text:style-name="P62"><text:span text:style-name="T71">El atributo "visto" de la clase Conversación se calcula chequeando si el mensaje fue visto por cada<text:s text:c="2"/>receptor/es<text:s text:c="2"/>de un mensaje común, o sea, si el mensaje fue dirigido a un grupo y todos los receptores del grupo lo "vieron" (atributo visto de la clase asociativa Recibido igual a true para cada integrante que lo recibe) entonces toma el valor de true, en caso contrario, se le atribuye el valor de false.</text:span></text:p>
        </text:list-item>
      </text:list>
      <text:p text:style-name="P63"><text:span text:style-name="T72"/></text:p>
      <text:p text:style-name="P63"><text:span text:style-name="T72"/></text:p>
      <text:list text:style-name="L64">
        <text:list-item>
          <text:p text:style-name="P64"><text:span text:style-name="T73">Información Adicional</text:span></text:p>
        </text:list-item>
        <text:list-item>
          <text:p text:style-name="P65"><text:span text:style-name="T74">Conceptos</text:span></text:p>
        </text:list-item>
      </text:list>
      <text:p text:style-name="P66"><text:span text:style-name="T75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68"><text:span text:style-name="T76">Nombre</text:span><text:span text:style-name="T77"/></text:p>
          </table:table-cell>
          <table:table-cell table:style-name="TableCell030001">
            <text:p text:style-name="P68"><text:span text:style-name="T78">usuario</text:span><text:span text:style-name="T79"/></text:p>
          </table:table-cell>
        </table:table-row>
        <table:table-row table:style-name="TableRow0301">
          <table:table-cell table:style-name="TableCell030100">
            <text:p text:style-name="P71"><text:span text:style-name="T80">Descripción</text:span><text:span text:style-name="T81"/></text:p>
          </table:table-cell>
          <table:table-cell table:style-name="TableCell030101">
            <text:p text:style-name="P71"><text:span text:style-name="T82">Representación de un usuario único identificado por su número de teléfono</text:span><text:span text:style-name="T83"/></text:p>
          </table:table-cell>
        </table:table-row>
      </table:table>
      <text:p text:style-name="P73"><text:span text:style-name="T8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75"><text:span text:style-name="T84">Nombre</text:span><text:span text:style-name="T85"/></text:p>
          </table:table-cell>
          <table:table-cell table:style-name="TableCell040001">
            <text:p text:style-name="P75"><text:span text:style-name="T86">conversación</text:span><text:span text:style-name="T87"/></text:p>
          </table:table-cell>
        </table:table-row>
        <table:table-row table:style-name="TableRow0401">
          <table:table-cell table:style-name="TableCell040100">
            <text:p text:style-name="P78"><text:span text:style-name="T88">Descripción</text:span><text:span text:style-name="T89"/></text:p>
          </table:table-cell>
          <table:table-cell table:style-name="TableCell040101">
            <text:p text:style-name="P78"><text:span text:style-name="T90">Representa un conjunto de mensajes entre dos o más usuarios</text:span><text:span text:style-name="T91"/></text:p>
          </table:table-cell>
        </table:table-row>
      </table:table>
      <text:p text:style-name="P80"><text:span text:style-name="T91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82"><text:span text:style-name="T92">Nombre</text:span><text:span text:style-name="T93"/></text:p>
          </table:table-cell>
          <table:table-cell table:style-name="TableCell050001">
            <text:p text:style-name="P82"><text:span text:style-name="T94">mensaje</text:span><text:span text:style-name="T95"/></text:p>
          </table:table-cell>
        </table:table-row>
        <table:table-row table:style-name="TableRow0501">
          <table:table-cell table:style-name="TableCell050100">
            <text:p text:style-name="P85"><text:span text:style-name="T96">Descripción</text:span><text:span text:style-name="T97"/></text:p>
          </table:table-cell>
          <table:table-cell table:style-name="TableCell050101">
            <text:p text:style-name="P85"><text:span text:style-name="T98">Representación de un texto, contacto, imagen o video identificado por un código enviado entre usuarios</text:span><text:span text:style-name="T99"/></text:p>
          </table:table-cell>
        </table:table-row>
      </table:table>
      <text:p text:style-name="P87"><text:span text:style-name="T99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9"><text:span text:style-name="T100">Nombre</text:span><text:span text:style-name="T101"/></text:p>
          </table:table-cell>
          <table:table-cell table:style-name="TableCell060001">
            <text:p text:style-name="P89"><text:span text:style-name="T102">grupo</text:span><text:span text:style-name="T103"/></text:p>
          </table:table-cell>
        </table:table-row>
        <table:table-row table:style-name="TableRow0601">
          <table:table-cell table:style-name="TableCell060100">
            <text:p text:style-name="P92"><text:span text:style-name="T104">Descripción</text:span><text:span text:style-name="T105"/></text:p>
          </table:table-cell>
          <table:table-cell table:style-name="TableCell060101">
            <text:p text:style-name="P92"><text:span text:style-name="T106">Representación de un conjunto de usuarios identificado por un nombre de grupo</text:span><text:span text:style-name="T107"/></text:p>
          </table:table-cell>
        </table:table-row>
      </table:table>
      <text:p text:style-name="P94"><text:span text:style-name="T107"/></text:p>
      <text:p text:style-name="P94"><text:span text:style-name="T107"/></text:p>
      <text:p text:style-name="P94"><text:span text:style-name="T107"/></text:p>
      <text:p text:style-name="P94"><text:span text:style-name="T107"/></text:p>
      <text:p text:style-name="P94"><text:span text:style-name="T107"/></text:p>
      <text:p text:style-name="P94"><text:span text:style-name="T107"/></text:p>
      <text:list text:style-name="L95">
        <text:list-item>
          <text:p text:style-name="P95"><text:span text:style-name="T108">Relaciones</text:span></text:p>
        </text:list-item>
      </text:list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97"><text:span text:style-name="T110">Nombre</text:span><text:span text:style-name="T111"/></text:p>
          </table:table-cell>
          <table:table-cell table:style-name="TableCell070001">
            <text:p text:style-name="P97"><text:span text:style-name="T112">Envía</text:span><text:span text:style-name="T113"/></text:p>
          </table:table-cell>
        </table:table-row>
        <table:table-row table:style-name="TableRow0701">
          <table:table-cell table:style-name="TableCell070100">
            <text:p text:style-name="P100"><text:span text:style-name="T114">Tipo</text:span><text:span text:style-name="T115"/></text:p>
          </table:table-cell>
          <table:table-cell table:style-name="TableCell070101">
            <text:p text:style-name="P100"><text:span text:style-name="T116">Asociación</text:span><text:span text:style-name="T117"/></text:p>
          </table:table-cell>
        </table:table-row>
        <table:table-row table:style-name="TableRow0702">
          <table:table-cell table:style-name="TableCell070200">
            <text:p text:style-name="P102"><text:span text:style-name="T118">Descripción</text:span><text:span text:style-name="T119"/></text:p>
          </table:table-cell>
          <table:table-cell table:style-name="TableCell070201">
            <text:p text:style-name="P102"><text:span text:style-name="T120">Un usuario puede realizar envíos de mensajes hacia uno o más usuarios</text:span><text:span text:style-name="T121"/></text:p>
          </table:table-cell>
        </table:table-row>
      </table:table>
      <text:p text:style-name="P104"><text:span text:style-name="T121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06"><text:span text:style-name="T122">Nombre</text:span><text:span text:style-name="T123"/></text:p>
          </table:table-cell>
          <table:table-cell table:style-name="TableCell080001">
            <text:p text:style-name="P106"><text:span text:style-name="T124">Miembro</text:span><text:span text:style-name="T125"/></text:p>
          </table:table-cell>
        </table:table-row>
        <table:table-row table:style-name="TableRow0801">
          <table:table-cell table:style-name="TableCell080100">
            <text:p text:style-name="P109"><text:span text:style-name="T126">Tipo</text:span><text:span text:style-name="T127"/></text:p>
          </table:table-cell>
          <table:table-cell table:style-name="TableCell080101">
            <text:p text:style-name="P109"><text:span text:style-name="T128">Asociativo</text:span><text:span text:style-name="T129"/></text:p>
          </table:table-cell>
        </table:table-row>
        <table:table-row table:style-name="TableRow0802">
          <table:table-cell table:style-name="TableCell080200">
            <text:p text:style-name="P111"><text:span text:style-name="T130">Descripción</text:span><text:span text:style-name="T131"/></text:p>
          </table:table-cell>
          <table:table-cell table:style-name="TableCell080201">
            <text:p text:style-name="P111"><text:span text:style-name="T132">Dos o más usuarios pueden pertenecer a infinitos grupos</text:span><text:span text:style-name="T133"/></text:p>
          </table:table-cell>
        </table:table-row>
      </table:table>
      <text:p text:style-name="P113"><text:span text:style-name="T133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15"><text:span text:style-name="T134">Nombre</text:span><text:span text:style-name="T135"/></text:p>
          </table:table-cell>
          <table:table-cell table:style-name="TableCell090001">
            <text:p text:style-name="P115"><text:span text:style-name="T136">Administrador</text:span><text:span text:style-name="T137"/></text:p>
          </table:table-cell>
        </table:table-row>
        <table:table-row table:style-name="TableRow0901">
          <table:table-cell table:style-name="TableCell090100">
            <text:p text:style-name="P118"><text:span text:style-name="T138">Tipo</text:span><text:span text:style-name="T139"/></text:p>
          </table:table-cell>
          <table:table-cell table:style-name="TableCell090101">
            <text:p text:style-name="P118"><text:span text:style-name="T140">Asociativo</text:span><text:span text:style-name="T141"/></text:p>
          </table:table-cell>
        </table:table-row>
        <table:table-row table:style-name="TableRow0902">
          <table:table-cell table:style-name="TableCell090200">
            <text:p text:style-name="P120"><text:span text:style-name="T142">Descripción</text:span><text:span text:style-name="T143"/></text:p>
          </table:table-cell>
          <table:table-cell table:style-name="TableCell090201">
            <text:p text:style-name="P120"><text:span text:style-name="T144">Uno o más miembros de un grupo pueden ser administradores del mismo grupo</text:span><text:span text:style-name="T145"/></text:p>
          </table:table-cell>
        </table:table-row>
      </table:table>
      <text:p text:style-name="P122"><text:span text:style-name="T145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124"><text:span text:style-name="T146">Nombre</text:span><text:span text:style-name="T147"/></text:p>
          </table:table-cell>
          <table:table-cell table:style-name="TableCell100001">
            <text:p text:style-name="P124"><text:span text:style-name="T148">Tiene</text:span><text:span text:style-name="T149"/></text:p>
          </table:table-cell>
        </table:table-row>
        <table:table-row table:style-name="TableRow1001">
          <table:table-cell table:style-name="TableCell100100">
            <text:p text:style-name="P127"><text:span text:style-name="T150">Tipo</text:span><text:span text:style-name="T151"/></text:p>
          </table:table-cell>
          <table:table-cell table:style-name="TableCell100101">
            <text:p text:style-name="P127"><text:span text:style-name="T152">Asociativo</text:span><text:span text:style-name="T153"/></text:p>
          </table:table-cell>
        </table:table-row>
        <table:table-row table:style-name="TableRow1002">
          <table:table-cell table:style-name="TableCell100200">
            <text:p text:style-name="P129"><text:span text:style-name="T154">Descripción</text:span><text:span text:style-name="T155"/></text:p>
          </table:table-cell>
          <table:table-cell table:style-name="TableCell100201">
            <text:p text:style-name="P129"><text:span text:style-name="T156">un grupo tiene o no, una conversación</text:span><text:span text:style-name="T157"/></text:p>
          </table:table-cell>
        </table:table-row>
      </table:table>
      <text:p text:style-name="P131"><text:span text:style-name="T157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133"><text:span text:style-name="T158">Nombre</text:span><text:span text:style-name="T159"/></text:p>
          </table:table-cell>
          <table:table-cell table:style-name="TableCell110001">
            <text:p text:style-name="P133"><text:span text:style-name="T160">Publica</text:span><text:span text:style-name="T161"/></text:p>
          </table:table-cell>
        </table:table-row>
        <table:table-row table:style-name="TableRow1101">
          <table:table-cell table:style-name="TableCell110100">
            <text:p text:style-name="P136"><text:span text:style-name="T162">Tipo</text:span><text:span text:style-name="T163"/></text:p>
          </table:table-cell>
          <table:table-cell table:style-name="TableCell110101">
            <text:p text:style-name="P136"><text:span text:style-name="T164">asociación</text:span><text:span text:style-name="T165"/></text:p>
          </table:table-cell>
        </table:table-row>
        <table:table-row table:style-name="TableRow1102">
          <table:table-cell table:style-name="TableCell110200">
            <text:p text:style-name="P138"><text:span text:style-name="T166">Descripción</text:span><text:span text:style-name="T167"/></text:p>
          </table:table-cell>
          <table:table-cell table:style-name="TableCell110201">
            <text:p text:style-name="P138"><text:span text:style-name="T168">un usuarios puede realizar o no, una cantidad cualquiera de publicaciones de estados</text:span><text:span text:style-name="T169"/></text:p>
          </table:table-cell>
        </table:table-row>
      </table:table>
      <text:p text:style-name="P140"><text:span text:style-name="T169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142"><text:span text:style-name="T170">Nombre</text:span><text:span text:style-name="T171"/></text:p>
          </table:table-cell>
          <table:table-cell table:style-name="TableCell120001">
            <text:p text:style-name="P142"><text:span text:style-name="T172">Produce</text:span><text:span text:style-name="T173"/></text:p>
          </table:table-cell>
        </table:table-row>
        <table:table-row table:style-name="TableRow1201">
          <table:table-cell table:style-name="TableCell120100">
            <text:p text:style-name="P145"><text:span text:style-name="T174">Tipo</text:span><text:span text:style-name="T175"/></text:p>
          </table:table-cell>
          <table:table-cell table:style-name="TableCell120101">
            <text:p text:style-name="P145"><text:span text:style-name="T176">generalización</text:span><text:span text:style-name="T177"/></text:p>
          </table:table-cell>
        </table:table-row>
        <table:table-row table:style-name="TableRow1202">
          <table:table-cell table:style-name="TableCell120200">
            <text:p text:style-name="P147"><text:span text:style-name="T178">Descripción</text:span><text:span text:style-name="T179"/></text:p>
          </table:table-cell>
          <table:table-cell table:style-name="TableCell120201">
            <text:p text:style-name="P147"><text:span text:style-name="T180">una conversación está compuesta o no por uno o más mensajes</text:span><text:span text:style-name="T181"/></text:p>
          </table:table-cell>
        </table:table-row>
      </table:table>
      <text:p text:style-name="P149"><text:span text:style-name="T181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151"><text:span text:style-name="T182">Nombre</text:span><text:span text:style-name="T183"/></text:p>
          </table:table-cell>
          <table:table-cell table:style-name="TableCell130001">
            <text:p text:style-name="P151"><text:span text:style-name="T184">Contacto</text:span><text:span text:style-name="T185"/></text:p>
          </table:table-cell>
        </table:table-row>
        <table:table-row table:style-name="TableRow1301">
          <table:table-cell table:style-name="TableCell130100">
            <text:p text:style-name="P154"><text:span text:style-name="T186">Tipo</text:span><text:span text:style-name="T187"/></text:p>
          </table:table-cell>
          <table:table-cell table:style-name="TableCell130101">
            <text:p text:style-name="P154"><text:span text:style-name="T188">Asociación</text:span><text:span text:style-name="T189"/></text:p>
          </table:table-cell>
        </table:table-row>
        <table:table-row table:style-name="TableRow1302">
          <table:table-cell table:style-name="TableCell130200">
            <text:p text:style-name="P156"><text:span text:style-name="T190">Descripción</text:span><text:span text:style-name="T191"/></text:p>
          </table:table-cell>
          <table:table-cell table:style-name="TableCell130201">
            <text:p text:style-name="P156"><text:span text:style-name="T192">Un usuario tiene un conjunto de usuarios agregados a modo de contacto<text:s/></text:span><text:span text:style-name="T193"/></text:p>
          </table:table-cell>
        </table:table-row>
      </table:table>
      <text:p text:style-name="P158"><text:span text:style-name="T193"/></text:p>
      <text:list text:style-name="L159">
        <text:list-item>
          <text:p text:style-name="P159"><text:span text:style-name="T194">Tipos de Datos</text:span></text:p>
        </text:list-item>
      </text:list>
      <text:p text:style-name="P160"><text:span text:style-name="T195"/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162"><text:span text:style-name="T196">Nombre</text:span><text:span text:style-name="T197"/></text:p>
          </table:table-cell>
          <table:table-cell table:style-name="TableCell140001">
            <text:p text:style-name="P162"><text:span text:style-name="T198">Fecha</text:span><text:span text:style-name="T199"/></text:p>
          </table:table-cell>
        </table:table-row>
        <table:table-row table:style-name="TableRow1401">
          <table:table-cell table:style-name="TableCell140100">
            <text:p text:style-name="P165"><text:span text:style-name="T200">Descripción</text:span><text:span text:style-name="T201"/></text:p>
          </table:table-cell>
          <table:table-cell table:style-name="TableCell140101">
            <text:p text:style-name="P165"><text:span text:style-name="T202">compuesta por: día, mes y año.<text:s text:c="2"/></text:span></text:p>
            <text:p text:style-name="P165"><text:span text:style-name="T203"/></text:p>
          </table:table-cell>
        </table:table-row>
        <table:table-row table:style-name="TableRow1402">
          <table:table-cell table:style-name="TableCell140200">
            <text:p text:style-name="P167"><text:span text:style-name="T204">Nombre</text:span><text:span text:style-name="T205"/></text:p>
          </table:table-cell>
          <table:table-cell table:style-name="TableCell140201">
            <text:p text:style-name="P167"><text:span text:style-name="T206">hora</text:span><text:span text:style-name="T207"/></text:p>
          </table:table-cell>
        </table:table-row>
        <table:table-row table:style-name="TableRow1403">
          <table:table-cell table:style-name="TableCell140300">
            <text:p text:style-name="P169"><text:span text:style-name="T208">Descripción</text:span><text:span text:style-name="T209"/></text:p>
          </table:table-cell>
          <table:table-cell table:style-name="TableCell140301">
            <text:p text:style-name="P169"><text:span text:style-name="T210">compuesta por: horas y minutos.</text:span></text:p>
            <text:p text:style-name="P169"><text:span text:style-name="T211"/></text:p>
          </table:table-cell>
        </table:table-row>
      </table:table>
      <text:p text:style-name="P171"><text:span text:style-name="T211"/></text:p>
      <text:p text:style-name="P171"><text:span text:style-name="T2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